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inherit" svg:font-family="inherit"/>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reampuff" svg:font-family="Creampuff" style:font-pitch="variable"/>
    <style:font-face style:name="FightThis" svg:font-family="FightThis"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reampuff" fo:font-size="42pt" style:text-underline-style="solid" style:text-underline-width="auto" style:text-underline-color="font-color" fo:font-weight="bold" fo:background-color="#ff8080" style:font-size-asian="42pt" style:font-weight-asian="bold" style:font-size-complex="42pt" style:font-weight-complex="bold"/>
    </style:style>
    <style:style style:name="P2" style:family="paragraph" style:parent-style-name="Standard">
      <style:paragraph-properties fo:text-align="center" style:justify-single-word="false"/>
      <style:text-properties style:font-name="Bahnschrift" fo:font-size="12pt" style:text-underline-style="none" fo:font-weight="bold" style:font-size-asian="12pt" style:font-weight-asian="bold" style:font-size-complex="12pt" style:font-weight-complex="bold"/>
    </style:style>
    <style:style style:name="P3" style:family="paragraph" style:parent-style-name="Standard" style:list-style-name="L2">
      <style:paragraph-properties fo:text-align="center" style:justify-single-word="false"/>
      <style:text-properties style:font-name="Bahnschrift"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Bahnschrift"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Bahnschrift" fo:font-size="12pt" style:text-underline-style="solid" style:text-underline-width="auto" style:text-underline-color="font-color" fo:font-weight="bold" fo:background-color="#ccffcc" style:font-size-asian="12pt" style:font-weight-asian="bold" style:font-size-complex="12pt" style:font-weight-complex="bold"/>
    </style:style>
    <style:style style:name="P6" style:family="paragraph" style:parent-style-name="Standard">
      <style:paragraph-properties fo:margin-left="1.251cm" fo:margin-right="0cm" fo:text-align="start" style:justify-single-word="false" fo:text-indent="0cm" style:auto-text-indent="false"/>
      <style:text-properties style:font-name="Bahnschrift"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margin-left="1.251cm" fo:margin-right="0cm" fo:text-align="start" style:justify-single-word="false" fo:text-indent="0cm" style:auto-text-indent="false"/>
      <style:text-properties style:font-name="Bahnschrift"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paragraph-properties fo:margin-left="1.251cm" fo:margin-right="0cm" fo:text-align="start" style:justify-single-word="false" fo:text-indent="0cm" style:auto-text-indent="false"/>
      <style:text-properties fo:color="#000000" style:font-name="Bahnschrift" fo:font-size="10pt" style:text-underline-style="none" fo:font-weight="bold" fo:background-color="#ffffff" style:font-size-asian="10pt" style:font-weight-asian="bold" style:font-size-complex="10pt" style:font-weight-complex="bold"/>
    </style:style>
    <style:style style:name="P9" style:family="paragraph" style:parent-style-name="Standard">
      <style:paragraph-properties fo:margin-left="1.251cm" fo:margin-right="0cm" fo:text-align="start" style:justify-single-word="false" fo:text-indent="0cm" style:auto-text-indent="false"/>
      <style:text-properties fo:color="#000000" style:font-name="Bahnschrift"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0" style:family="paragraph" style:parent-style-name="Standard">
      <style:paragraph-properties fo:margin-left="0cm" fo:margin-right="0cm" fo:text-align="center" style:justify-single-word="false" fo:text-indent="0cm" style:auto-text-indent="false"/>
      <style:text-properties style:font-name="Bahnschrift" fo:font-size="12pt" style:text-underline-style="solid" style:text-underline-width="auto" style:text-underline-color="font-color" fo:font-weight="bold" fo:background-color="#ffffcc" style:font-size-asian="12pt" style:font-weight-asian="bold" style:font-size-complex="12pt" style:font-weight-complex="bold"/>
    </style:style>
    <style:style style:name="P11" style:family="paragraph" style:parent-style-name="Standard">
      <style:paragraph-properties fo:margin-left="0cm" fo:margin-right="0cm" fo:text-align="center" style:justify-single-word="false" fo:text-indent="0cm" style:auto-text-indent="false"/>
      <style:text-properties fo:color="#000000" style:font-name="Bahnschrift"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2" style:family="paragraph" style:parent-style-name="Standard">
      <style:paragraph-properties fo:margin-left="0cm" fo:margin-right="0cm" fo:text-align="center" style:justify-single-word="false" fo:text-indent="0cm" style:auto-text-indent="false"/>
      <style:text-properties fo:color="#000000" style:font-name="Bahnschrift" fo:font-size="12pt" style:text-underline-style="solid" style:text-underline-width="auto" style:text-underline-color="font-color" fo:font-weight="bold" fo:background-color="#ccffff" style:font-size-asian="12pt" style:font-weight-asian="bold" style:font-size-complex="12pt" style:font-weight-complex="bold"/>
    </style:style>
    <style:style style:name="P13" style:family="paragraph" style:parent-style-name="Standard">
      <style:paragraph-properties fo:margin-left="0cm" fo:margin-right="0cm" fo:text-align="center" style:justify-single-word="false" fo:text-indent="0cm" style:auto-text-indent="false"/>
      <style:text-properties fo:color="#000000" style:font-name="Bahnschrift" fo:font-size="10pt" style:text-underline-style="none" fo:font-weight="normal" fo:background-color="#ccffff" style:font-size-asian="10pt" style:font-weight-asian="normal" style:font-size-complex="10pt" style:font-weight-complex="normal"/>
    </style:style>
    <style:style style:name="P14" style:family="paragraph" style:parent-style-name="Standard">
      <style:paragraph-properties fo:margin-left="0cm" fo:margin-right="0cm" fo:text-align="center" style:justify-single-word="false" fo:text-indent="0cm" style:auto-text-indent="false" fo:background-color="transparent">
        <style:background-image/>
      </style:paragraph-properties>
      <style:text-properties fo:color="#000000" style:font-name="Bahnschrift" fo:font-size="10pt" style:text-underline-style="none" fo:font-weight="normal" fo:background-color="transparent"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style:text-underline-style="none" fo:font-weight="normal" style:font-size-asian="10pt" style:font-weight-asian="normal" style:font-size-complex="10pt" style:font-weight-complex="normal"/>
    </style:style>
    <style:style style:name="T3" style:family="text">
      <style:text-properties fo:font-size="10pt" fo:font-weight="normal" style:font-size-asian="10pt" style:font-weight-asian="normal" style:font-size-complex="10pt" style:font-weight-complex="normal"/>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fo:background-color="#ffcc00" style:font-weight-asian="normal" style:font-weight-complex="normal"/>
    </style:style>
    <style:style style:name="T6" style:family="text">
      <style:text-properties fo:language="en" fo:country="US"/>
    </style:style>
    <style:style style:name="T7" style:family="text">
      <style:text-properties fo:language="en" fo:country="GB"/>
    </style:style>
    <style:style style:name="T8" style:family="text">
      <style:text-properties fo:language="en" fo:country="AU"/>
    </style:style>
    <style:style style:name="T9" style:family="text">
      <style:text-properties fo:background-color="#ffcc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Backup Data Cleaner <text:s/></text:p>
      <text:p text:style-name="P2"/>
      <text:p text:style-name="P2"/>
      <text:p text:style-name="P2">IMPORTANT: <text:span text:style-name="T3">This feature isn't just experimental and </text:span><text:span text:style-name="T1">can</text:span><text:span text:style-name="T3"> cause issues with your backups.</text:span></text:p>
      <text:p text:style-name="P2"><text:span text:style-name="T3">It isn't very useful by now and I don't recommend using this until</text:span></text:p>
      <text:p text:style-name="P2"><text:span text:style-name="T3"><text:s/>I added more features and functionality!</text:span></text:p>
      <text:p text:style-name="P2"><text:span text:style-name="T3">But if you're a dev or just curious, you're of couse can test it out. :)</text:span></text:p>
      <text:p text:style-name="P2"/>
      <text:p text:style-name="P5"><text:span text:style-name="T6">Introduction</text:span>:</text:p>
      <text:list xml:id="list4505191981555646386" text:style-name="L2">
        <text:list-item>
          <text:p text:style-name="P3"><text:span text:style-name="T1">When </text:span>using<text:span text:style-name="T1"> </text:span>the<text:span text:style-name="T1"> Backup Manager for some time </text:span>and<text:span text:style-name="T1"> </text:span>take<text:span text:style-name="T1"> a look in your backup directory, you'll notice some folders, that aren't matching your savegames, active in the game. Some of them are just empty folders, which aren't an issue, but nevertheless useless.</text:span></text:p>
        </text:list-item>
        <text:list-item>
          <text:p text:style-name="P3"><text:span text:style-name="T1">But when you made serveral backups for a savegame and then start a new one, with a different name, while deleting the old one, the Backups Manager won't notice. This will cause the already made backups to be left over in the old backup directory, which uses disk space for no reason.</text:span></text:p>
        </text:list-item>
      </text:list>
      <text:p text:style-name="P4"><text:span text:style-name="T2"/></text:p>
      <text:p text:style-name="P5">What it does?</text:p>
      <text:p text:style-name="P4"/>
      <text:p text:style-name="P10">Scan:</text:p>
      <text:p text:style-name="P6"><text:span text:style-name="T2">The „Scan“ button starts the process to search your backup directory for folders, mentioned in the introduction. Everything this function finds, will be displayed in the „Status Log“ window.</text:span></text:p>
      <text:p text:style-name="P6"><text:span text:style-name="T2">This is just for visualizing, which folders would be deleted in the „Auto Clean“ feature.</text:span></text:p>
      <text:p text:style-name="P6"><text:span text:style-name="T2">So if you having backups in there you want to keep for some reason, move them to a different location manually via the windows explorer. </text:span></text:p>
      <text:p text:style-name="P6"><text:span text:style-name="T2"/></text:p>
      <text:p text:style-name="P10">Scan Json:<text:span text:style-name="T4"> </text:span></text:p>
      <text:p text:style-name="P7"><text:span text:style-name="T2">This button initiates another search process, to find backup directories, the function above isn't able to find. It searches for backups, which are missing the required data.json file,</text:span></text:p>
      <text:p text:style-name="P7"><text:span text:style-name="T2">which is used by the Backup Manager to show up backups in the manager.</text:span></text:p>
      <text:p text:style-name="P7"><text:span text:style-name="T2"/></text:p>
      <text:p text:style-name="P8">Info: Both features, „Scan“ &amp; „ScanJson“ can be used without worrying about loosing any data.</text:p>
      <text:p text:style-name="P8"/>
      <text:p text:style-name="P11"><text:span text:style-name="T9">Auto Clean:</text:span><text:span text:style-name="T5"> </text:span><text:span text:style-name="T4"><text:s/></text:span></text:p>
      <text:p text:style-name="P9"><text:span text:style-name="T2">Executes both mentioned functions, and deletes all found directories and its contents.</text:span></text:p>
      <text:p text:style-name="P9"><text:span text:style-name="T2">If the option „Deletion requires confrimation“ (Enabled by default) is active, nothing will be deleted in this process, without asking you before, which I strongly recommend. </text:span></text:p>
      <text:p text:style-name="P9"><text:span text:style-name="T2"/></text:p>
      <text:p text:style-name="P9"><text:span text:style-name="T2"/></text:p>
      <text:p text:style-name="P9"><text:span text:style-name="T2"/></text:p>
      <text:p text:style-name="P12">Future Plans:</text:p>
      <text:p text:style-name="P13"/>
      <text:p text:style-name="P14">I've planned a feature, to be able to export, import backups from/to the Backup Manager, as well as being able to mark existing backups as favourite, to exclude them from e.g. the „Auto Delete“ feature.<text:line-break/>This window (if everything goes to plan) will become the „import/export“ window, which will additionaly include those above mentioned features, to keep your backup directory clean and tidy.</text:p>
      <text:p text:style-name="P9"><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inherit" svg:font-family="inherit"/>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reampuff" svg:font-family="Creampuff" style:font-pitch="variable"/>
    <style:font-face style:name="FightThis" svg:font-family="FightThis"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5-08T13:51:50.27</meta:creation-date>
    <meta:document-statistic meta:table-count="0" meta:image-count="0" meta:object-count="0" meta:page-count="1" meta:paragraph-count="22" meta:word-count="386" meta:character-count="2314"/>
    <dc:date>2025-05-08T15:32:33.13</dc:date>
    <meta:editing-duration>PT4M12S</meta:editing-duration>
    <meta:editing-cycles>1</meta:editing-cycles>
    <meta:generator>OpenOffice/4.1.15$Win32 OpenOffice.org_project/4115m2$Build-9813</meta:generator>
  </office:meta>
</office:document-meta>
</file>